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/>
    </style:style>
    <style:style style:name="P2" style:family="paragraph" style:parent-style-name="Standard">
      <style:paragraph-properties fo:text-align="center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Ubuntu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12pt" style:text-underline-style="none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style:text-underline-style="solid" style:text-underline-width="auto" style:text-underline-color="font-color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style:text-underline-style="none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style:text-underline-style="none"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style:text-underline-style="none" fo:font-weight="normal" style:font-weight-asian="normal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3pt" fo:font-weight="bold" style:font-size-asian="11.3500003814697pt" style:font-weight-asian="bold" style:font-size-complex="13pt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3pt" style:text-underline-style="none" fo:font-weight="bold" style:font-size-asian="13pt" style:font-weight-asian="bold" style:font-size-complex="13pt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2pt" style:text-underline-style="none" fo:font-weight="bold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2pt" style:text-underline-style="none" fo:font-weight="bold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paragraph-properties fo:margin-left="2.501cm" fo:margin-right="0cm" fo:text-align="justify" style:justify-single-word="false" fo:text-indent="-0.635cm" style:auto-text-indent="false"/>
      <style:text-properties style:font-name="Ubuntu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2pt" style:text-underline-style="none" fo:font-weight="normal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style:text-underline-style="none"/>
    </style:style>
    <style:style style:name="P26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font-name="Ubuntu" style:text-underline-style="none"/>
    </style:style>
    <style:style style:name="T1" style:family="text">
      <style:text-properties style:font-name="Ubuntu"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t pédagogique AP2 – Diplodocalcul</text:p>
      <text:p text:style-name="P3"/>
      <text:p text:style-name="P11">Introduction</text:p>
      <text:p text:style-name="P7"/>
      <text:p text:style-name="P6">Contexte</text:p>
      <text:p text:style-name="P6"/>
      <text:p text:style-name="P6"/>
      <text:p text:style-name="P5"><text:span text:style-name="T2">Ce logiciel est </text:span><text:span text:style-name="T2">créé dans le cadre d'une collaboration avec l'école primaire et maternelle Pierre et Marie Curie situé à Villeneuve d'Ascq. Il est réalisé dans le cadre du contrôle continu du module d'algorithmique et programmation du DUT Informatique de l'IUT « A » de l'université Lille 1.</text:span></text:p>
      <text:p text:style-name="P8">L'ensemble de la promotion a été divisé en binôme et devait réaliser un cahier des charges et un logiciel ludo-éducatif.</text:p>
      <text:p text:style-name="P9"/>
      <text:p text:style-name="P10">But du projet</text:p>
      <text:p text:style-name="P10"/>
      <text:p text:style-name="P5">Ce projet vise à produire un logiciel éducatif destiné à des enfants de 5 à 11 ans afin de les accompagner dans l'apprentissage des mathématiques. </text:p>
      <text:p text:style-name="P5">Grâce à une difficulté contrôlée et des découpages par tranche d'âge, il est très accessible. </text:p>
      <text:p text:style-name="P5">Les tranches en question sont les suivantes : </text:p>
      <text:p text:style-name="P5"/>
      <text:list xml:id="list2016857123" text:style-name="L1">
        <text:list-item>
          <text:p text:style-name="P22">Grande section: entre 5 et 6 ans.</text:p>
        </text:list-item>
        <text:list-item>
          <text:p text:style-name="P22">Cours préparatoire : entre 6 et 7 ans</text:p>
        </text:list-item>
        <text:list-item>
          <text:p text:style-name="P22">Cours élémentaire 1 et 2 : entre 7 et 9 ans</text:p>
        </text:list-item>
        <text:list-item>
          <text:p text:style-name="P22">Cours moyens 1 et 2 : entre 9 et 11 ans</text:p>
        </text:list-item>
      </text:list>
      <text:p text:style-name="P12"/>
      <text:p text:style-name="P17">Description de la demande</text:p>
      <text:p text:style-name="P12"/>
      <text:p text:style-name="P19">Objectifs</text:p>
      <text:p text:style-name="P13"/>
      <text:p text:style-name="P14">L'objectif de ce logiciel est d'accompagner l'enfant dans son apprentissage des mathématiques et de vérifier sa compréhension de celles-ci.</text:p>
      <text:p text:style-name="P14">Afin de capter l'attention des plus jeunes, l'utilisation d'illustrations et d'animations est prévue.</text:p>
      <text:p text:style-name="P14"/>
      <text:p text:style-name="P15">Présentation du logiciel</text:p>
      <text:p text:style-name="P15"/>
      <text:p text:style-name="P16">Le logiciel se présente, avant d'accéder aux calculs, en une succession de menu permettant de configurer la manière dont les calculs seront proposés. Tout d'abord, on demandera son prénom à l'utilisateur. Ensuite, on lui demandera, via une liste, de choisir son niveau d'étude. La dernière option à choisir concerne le mode de fonctionnement : apprentissage ou examen.</text:p>
      <text:p text:style-name="P16">Une fois ces formalités accomplies, l'écran affichera selon le niveau, des images d'animaux/fruits/légumes ou directement des chiffres séparés par un opérateur. </text:p>
      <text:p text:style-name="P16">L'élève devra sélectionner sa réponse parmi une liste de réponse. </text:p>
      <text:p text:style-name="P16"/>
      <text:p text:style-name="P16">Afin de s'adapter au plus grand nombre, la difficulté est croissante et reste constante <text:soft-page-break/>tant que l'élève n'arrive pas à résoudre les calculs d'un niveau donné.</text:p>
      <text:p text:style-name="P16"/>
      <text:p text:style-name="P18">Critère de validation</text:p>
      <text:p text:style-name="P18"/>
      <text:p text:style-name="P20">Fonctions minimales</text:p>
      <text:p text:style-name="P23"/>
      <text:p text:style-name="P23">Le logiciel doit afficher une opération de façon aléatoire à résoudre. L'utilisateur doit pouvoir proposer une solution qui sera ensuite vérifiée par le logiciel puis corrigée si nécessaire.</text:p>
      <text:p text:style-name="P23"/>
      <text:p text:style-name="P20">Fonctions souhaitables</text:p>
      <text:p text:style-name="P23"/>
      <text:p text:style-name="P23">Il serait souhaitable, afin de permettre l’accès au plus grand nombre, d'adapter le niveau de difficulté des opérations en fonction du niveau sélectionné par l'utilisateur. De plus, afin de permettre à l'élève de se situer par rapport au reste de sa classe, un pourcentage de bonnes réponses ainsi qu'un score lui seront <text:s/>notifiés: une bonne réponse lui donne un point. Dans l'objectif de personnaliser l'affichage, on pourra demander le prénom et le nom de l'utilisateur.</text:p>
      <text:p text:style-name="P21"/>
      <text:p text:style-name="P21">Fonctions avancées</text:p>
      <text:p text:style-name="P14"/>
      <text:p text:style-name="P14">Tout d'abord un mode d'apprentissage sera proposé. Dans ce mode le nombre de calcul est illimité et le score affiché mais non enregistré. Le second mode lui, procède à l'enregistrement des score et pourcentage de chaque élèves qui sera accessible au professeur via une fonction dédié.</text:p>
      <text:p text:style-name="P14">Dans l'optique d'apporter de la convivialité au logiciel, des images pourront illustrer les calculs les plus faciles et des animations seront utilisées pour récompenser l'élève ou l'informer de son erreur.</text:p>
      <text:p text:style-name="P14"/>
      <text:list xml:id="list1366818011" text:style-name="L2">
        <text:list-item>
          <text:p text:style-name="P26"><text:span text:style-name="T3">A toi de voir pour ce paragraphe mais l'utilisation de liste pour proposer des choix cliquables à l'utilisateur ça troue vachement le cul et c'est user-friendly <text:s/>*</text:span></text:p>
        </text:list-item>
      </text:list>
      <text:p text:style-name="P12"/>
      <text:p text:style-name="P12">Afin de permettre une interface plus intuitive, l'utilisation d'une liste de réponse cliquable, avec des réponses aléatoires et la bonne réponse peut-être utilisée. Un clic suffirait à l'élève pour donner sa réponse et correspondrait d'autant plus aux élèves jeunes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Teletype" style:family="text">
      <style:text-properties style:font-name="DejaVu Sans Mono" style:font-name-asian="DejaVu Sans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Trebuchet MS"/>
    </style:style>
    <style:style style:name="MP2" style:family="paragraph" style:parent-style-name="Standard">
      <style:paragraph-properties fo:text-align="center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MT1" style:family="text">
      <style:text-properties style:font-name="Ubuntu"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Emphasis"><text:span text:style-name="MT1">https</text:span></text:span><text:span text:style-name="Teletype"><text:span text:style-name="MT1">://diplodocalcul.googlecode.com</text:span></text:span></text:p>
        <text:p text:style-name="MP2">Gavard Ewann (gavard.e@gmail.com)</text:p>
        <text:p text:style-name="MP2">Rabany Bertrand (rabany.b@gmail.com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dinateur </meta:initial-creator>
    <meta:creation-date>2011-11-25T16:50:48</meta:creation-date>
    <dc:date>2011-12-01T22:33:09</dc:date>
    <meta:editing-duration>PT3H17M7S</meta:editing-duration>
    <meta:editing-cycles>14</meta:editing-cycles>
    <meta:generator>LibreOffice/3.4$Unix LibreOffice_project/340m1$Build-402</meta:generator>
    <meta:document-statistic meta:table-count="0" meta:image-count="0" meta:object-count="0" meta:page-count="2" meta:paragraph-count="35" meta:word-count="583" meta:character-count="3743" meta:non-whitespace-character-count="3193"/>
    <dc:creator>Ordinateur </dc:creator>
  </office:meta>
</office:document-meta>
</file>